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MemoryGeneratedFiles.addFile( Kind kind , String path , InputStream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MemoryGeneratedFiles.getGeneratedFiles( Kind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MemoryGeneratedFiles.getGeneratedFile( Kind kind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oryGeneratedFiles.getGeneratedFileContent( Kind kind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